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fo:margin-right="-0.012cm" fo:break-before="page" table:align="margins"/>
    </style:style>
    <style:style style:name="Tabla2.A" style:family="table-column">
      <style:table-column-properties style:column-width="17.013cm" style:rel-column-width="65535*"/>
    </style:style>
    <style:style style:name="Tabla2.A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955cm" style:rel-column-width="19086*"/>
    </style:style>
    <style:style style:name="Tabla5.B" style:family="table-column">
      <style:table-column-properties style:column-width="12.058cm" style:rel-column-width="46449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7.013cm" style:rel-column-width="65535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7.013cm" style:rel-column-width="65535*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justify" style:justify-single-word="false" fo:break-before="pag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26pt" style:font-size-asian="26pt" style:font-size-complex="26pt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Title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9"/>
      <text:p text:style-name="P14"><text:bookmark text:name="__RefHeading__2265_1733186109"/>Informe Situación SubGrupo X<text:bookmark-end text:name="__RefHeading__2265_1733186109"/></text:p>
      <text:p text:style-name="P6"/>
      <text:p text:style-name="P4"/>
      <text:p text:style-name="P5"><text:span text:style-name="T9"><text:tab/><text:tab/><text:tab/><text:tab/></text:span><text:span text:style-name="T7"><text:tab/></text:span></text:p>
      <text:p text:style-name="P3"/>
      <text:p text:style-name="P5"><text:span text:style-name="T7"><text:tab/><text:tab/><text:tab/><text:tab/><text:tab/></text:span><text:span text:style-name="T6">Fecha del Informe: </text:span><text:span text:style-name="T6"><text:date style:data-style-name="N37" text:date-value="2011-05-18T14:30:30.16" text:fixed="true">18/05/11</text:date></text:span></text:p>
      <text:p text:style-name="P5"><text:span text:style-name="T6"><text:tab/><text:tab/><text:tab/><text:tab/><text:tab/>Profesor de prácticas asignado: </text:span><text:span text:style-name="T8">Miguel Lastra Leidinger</text:span></text:p>
      <text:p text:style-name="P3"><text:tab/><text:tab/><text:tab/><text:tab/><text:tab/><text:span text:style-name="T10">Grupo de prácticas:</text:span> Grupo M 1.2, Miércoles 12-14h</text:p>
      <text:p text:style-name="P3"><text:tab/><text:tab/><text:tab/><text:tab/><text:tab/><text:span text:style-name="T10">Firma este documento: </text:span></text:p>
      <text:p text:style-name="P3"><text:tab/><text:tab/><text:tab/><text:tab/><text:tab/><text:tab/>Alumno 1 DNI (Encargado)<text:tab/><text:tab/><text:tab/><text:tab/><text:tab/><text:tab/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Resumen situación del subgrupo </text:p>
            <text:p text:style-name="P11">respecto a la planificación: <text:span text:style-name="T11">Tareas terminadas/No terminadas, previsión de plazos, etc.</text:span></text:p>
          </table:table-cell>
        </table:table-row>
        <table:table-row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0">Reparto actual de Tareas </text:p>
            <text:p text:style-name="P10">(Responsables)</text:p>
          </table:table-cell>
          <table:covered-table-cell/>
        </table:table-row>
        <table:table-row>
          <table:table-cell table:style-name="Tabla5.A2" office:value-type="string">
            <text:p text:style-name="Table_20_Contents">pepe</text:p>
          </table:table-cell>
          <table:table-cell table:style-name="Tabla5.B2" office:value-type="string">
            <text:p text:style-name="Table_20_Contents">-Nombre Tarea i:Breve descripción</text:p>
            <text:p text:style-name="Table_20_Contents">-Nombre Tarea i+1:Breve descripción</text:p>
          </table:table-cell>
        </table:table-row>
        <table:table-row>
          <table:table-cell table:style-name="Tabla5.A2" office:value-type="string">
            <text:p text:style-name="Table_20_Contents">juan</text:p>
          </table:table-cell>
          <table:table-cell table:style-name="Tabla5.B3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ronaldo</text:p>
          </table:table-cell>
          <table:table-cell table:style-name="Tabla5.B3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paco</text:p>
          </table:table-cell>
          <table:table-cell table:style-name="Tabla5.B2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1">Problemas Surgidos hasta ahora y soluciones</text:span> </text:p>
            <text:p text:style-name="P11">(En su caso)</text:p>
          </table:table-cell>
        </table:table-row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3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Observaciones (En su caso)</text:p>
          </table:table-cell>
        </table:table-row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X<text:tab/></text:span><text:span text:style-name="MT1">Fecha: </text:span><text:span text:style-name="MT1"><text:date style:data-style-name="N37" text:date-value="2011-05-18T14:43:19.99" text:fixed="true">18/05/11</text:date></text:span></text:p>
        <text:p text:style-name="MP2">Fase de Iteración: <text:span text:style-name="MT2">Implementacion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18T15:16:11.41</dc:date>
    <dc:creator>javi </dc:creator>
    <meta:editing-duration>PT01H01M24S</meta:editing-duration>
    <meta:editing-cycles>20</meta:editing-cycles>
    <meta:generator>OpenOffice.org/3.2$Win32 OpenOffice.org_project/320m18$Build-9502</meta:generator>
    <meta:document-statistic meta:table-count="4" meta:image-count="1" meta:object-count="0" meta:page-count="2" meta:paragraph-count="25" meta:word-count="96" meta:character-count="714"/>
  </office:meta>
</office:document-meta>
</file>